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ubik" svg:font-family="Rubik" style:font-pitch="variable"/>
    <style:font-face style:name="Rubik Medium" svg:font-family="'Rubik Medium'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15%"/>
      <style:text-properties style:font-name="Rubik" officeooo:rsid="00070c75" officeooo:paragraph-rsid="00070c75"/>
    </style:style>
    <style:style style:name="P2" style:family="paragraph" style:parent-style-name="Standard" style:list-style-name="L1">
      <loext:graphic-properties draw:fill-gradient-name="gradient" draw:fill-hatch-name="hatch"/>
      <style:paragraph-properties fo:line-height="115%"/>
      <style:text-properties style:font-name="Rubik" officeooo:rsid="00070c75" officeooo:paragraph-rsid="00070c75"/>
    </style:style>
    <style:style style:name="P3" style:family="paragraph" style:parent-style-name="Standard" style:list-style-name="L1">
      <loext:graphic-properties draw:fill-gradient-name="gradient" draw:fill-hatch-name="hatch"/>
      <style:paragraph-properties fo:line-height="115%"/>
      <style:text-properties style:font-name="Rubik" officeooo:rsid="00070c75" officeooo:paragraph-rsid="0008fc0d"/>
    </style:style>
    <style:style style:name="P4" style:family="paragraph" style:parent-style-name="Standard">
      <loext:graphic-properties draw:fill-gradient-name="gradient" draw:fill-hatch-name="hatch"/>
      <style:paragraph-properties fo:line-height="115%"/>
      <style:text-properties style:font-name="Rubik" officeooo:rsid="0008fc0d" officeooo:paragraph-rsid="0008fc0d"/>
    </style:style>
    <style:style style:name="P5" style:family="paragraph" style:parent-style-name="Standard">
      <loext:graphic-properties draw:fill-gradient-name="gradient" draw:fill-hatch-name="hatch"/>
      <style:paragraph-properties fo:line-height="115%"/>
      <style:text-properties style:font-name="Rubik" fo:font-size="18pt" officeooo:rsid="00070c75" officeooo:paragraph-rsid="00070c75" style:font-size-asian="18pt" style:font-size-complex="18pt"/>
    </style:style>
    <style:style style:name="T1" style:family="text">
      <style:text-properties officeooo:rsid="0008fc0d"/>
    </style:style>
    <style:style style:name="T2" style:family="text">
      <style:text-properties style:font-name="Rubik Medium"/>
    </style:style>
    <style:style style:name="T3" style:family="text">
      <style:text-properties style:font-name="Rubik Medium" officeooo:rsid="0008fc0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txa:</text:p>
      <text:p text:style-name="P1"/>
      <text:p text:style-name="P1">Cada imatge o document ve descrita pels següents camps:</text:p>
      <text:p text:style-name="P1"/>
      <text:list xml:id="list4055361657" text:style-name="L1">
        <text:list-item>
          <text:p text:style-name="P2"><text:span text:style-name="T2">id</text:span>: identificador únic.</text:p>
        </text:list-item>
        <text:list-item>
          <text:p text:style-name="P2"><text:span text:style-name="T2">nom_arxiu</text:span>: nom de l’arxiu escanejat, és un nom únic, sense incloure l’extensió i el posarem en minúscules.</text:p>
        </text:list-item>
        <text:list-item>
          <text:p text:style-name="P2"><text:span text:style-name="T2">tema</text:span>: etiqueta descriptiva, es pot usar nomenclatura estàndard (topografia) o personalitzada. En pot tenir més d’una, però sense abusar.</text:p>
        </text:list-item>
        <text:list-item>
          <text:p text:style-name="P2"><text:span text:style-name="T2">autoria</text:span>: autor del document o imatge.</text:p>
        </text:list-item>
        <text:list-item>
          <text:p text:style-name="P2"><text:span text:style-name="T2">procedència</text:span>: (o col·lecció), com o qui ha proporcionat el document.</text:p>
        </text:list-item>
        <text:list-item>
          <text:p text:style-name="P2"><text:span text:style-name="T2">format</text:span>: format o tipus de suport de l’original, si existeix.</text:p>
        </text:list-item>
        <text:list-item>
          <text:p text:style-name="P2"><text:span text:style-name="T2">data</text:span>: data del document, en principi l’any.</text:p>
        </text:list-item>
        <text:list-item>
          <text:p text:style-name="P2"><text:span text:style-name="T2">ubicació</text:span>: lloc físic on es guarda l’original, si existeix.</text:p>
        </text:list-item>
        <text:list-item>
          <text:p text:style-name="P2"><text:span text:style-name="T2">ús</text:span>: quin ús se’n pot fer de la imatge (copyright?).</text:p>
        </text:list-item>
        <text:list-item>
          <text:p text:style-name="P2"><text:span text:style-name="T2">descripció</text:span>: descripció de la imatge. Ha de servir també per fer cerques.</text:p>
        </text:list-item>
        <text:list-item>
          <text:p text:style-name="P2"><text:span text:style-name="T2">observacions</text:span>: informació addicional o interna.</text:p>
        </text:list-item>
        <text:list-item>
          <text:p text:style-name="P3"><text:span text:style-name="T3">status</text:span><text:span text:style-name="T1">: indicador de si la fitxa requerix revisió o ja està acabada.</text:span></text:p>
        </text:list-item>
        <text:list-item>
          <text:p text:style-name="P3"><text:span text:style-name="T3">data de creació</text:span><text:span text:style-name="T1">: data d’entrada de la fitxa. Camp automàtic.</text:span></text:p>
        </text:list-item>
        <text:list-item>
          <text:p text:style-name="P3"><text:span text:style-name="T3">crew</text:span><text:span text:style-name="T1">: membre de l’equip que ha introduït la informació. Camp automàtic.</text:span> </text:p>
        </text:list-item>
      </text:list>
      <text:p text:style-name="P1"/>
      <text:p text:style-name="P4">Addicionalment s’hauria de tenir un mecanisme (<text:span text:style-name="T4">triggers</text:span>) per tal de desar informació abans de fer una actualització, i.e., copiar la versió antig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ubik" svg:font-family="Rubik" style:font-pitch="variable"/>
    <style:font-face style:name="Rubik Medium" svg:font-family="'Rubik Medium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6:16:51.722397966</meta:creation-date>
    <dc:date>2024-04-30T16:32:13.755998494</dc:date>
    <meta:editing-duration>PT4M21S</meta:editing-duration>
    <meta:editing-cycles>1</meta:editing-cycles>
    <meta:document-statistic meta:table-count="0" meta:image-count="0" meta:object-count="0" meta:page-count="1" meta:paragraph-count="17" meta:word-count="187" meta:character-count="1121" meta:non-whitespace-character-count="964"/>
    <meta:generator>LibreOffice/7.3.7.2$Linux_X86_64 LibreOffice_project/30$Build-2</meta:generator>
  </office:meta>
</office:document-meta>
</file>